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3"/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2"/>
        </table:table-row>
        <table:table-row table:style-name="ro2">
          <table:table-cell office:value-type="string">
            <text:p>tx</text:p>
          </table:table-cell>
          <table:table-cell table:style-name="ce2" office:value-type="percentage" office:value="0.03">
            <text:p>3,00%</text:p>
          </table:table-cell>
        </table:table-row>
        <table:table-row table:style-name="ro1">
          <table:table-cell/>
          <table:table-cell office:value-type="float" office:value="1000">
            <text:p>1 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*(1+[.$B$2])" office:value-type="float" office:value="1030">
            <text:p>1 03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*(1+[.$B$2])" office:value-type="float" office:value="1060.9">
            <text:p>1 06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*(1+[.$B$2])" office:value-type="float" office:value="1092.727">
            <text:p>1 09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*(1+[.$B$2])" office:value-type="float" office:value="1125.50881">
            <text:p>1 12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*(1+[.$B$2])" office:value-type="float" office:value="1159.2740743">
            <text:p>1 15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*(1+[.$B$2])" office:value-type="float" office:value="1194.052296529">
            <text:p>1 19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*(1+[.$B$2])" office:value-type="float" office:value="1229.87386542487">
            <text:p>1 23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*(1+[.$B$2])" office:value-type="float" office:value="1266.77008138762">
            <text:p>1 26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*(1+[.$B$2])" office:value-type="float" office:value="1304.77318382924">
            <text:p>1 3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2]*(1+[.$B$2])" office:value-type="float" office:value="1343.91637934412">
            <text:p>1 3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3]*(1+[.$B$2])" office:value-type="float" office:value="1384.23387072445">
            <text:p>1 3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4]*(1+[.$B$2])" office:value-type="float" office:value="1425.76088684618">
            <text:p>1 4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5]*(1+[.$B$2])" office:value-type="float" office:value="1468.53371345156">
            <text:p>1 46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6]*(1+[.$B$2])" office:value-type="float" office:value="1512.58972485511">
            <text:p>1 51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7]*(1+[.$B$2])" office:value-type="float" office:value="1557.96741660077">
            <text:p>1 55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8]*(1+[.$B$2])" office:value-type="float" office:value="1604.70643909879">
            <text:p>1 6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19]*(1+[.$B$2])" office:value-type="float" office:value="1652.84763227175">
            <text:p>1 65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20]*(1+[.$B$2])" office:value-type="float" office:value="1702.4330612399">
            <text:p>1 70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1]*(1+[.$B$2])" office:value-type="float" office:value="1753.5060530771">
            <text:p>1 75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2]*(1+[.$B$2])" office:value-type="float" office:value="1806.11123466941">
            <text:p>1 8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3]*(1+[.$B$2])" office:value-type="float" office:value="1860.2945717095">
            <text:p>1 86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4]*(1+[.$B$2])" office:value-type="float" office:value="1916.10340886078">
            <text:p>1 91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5]*(1+[.$B$2])" office:value-type="float" office:value="1973.58651112661">
            <text:p>1 97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6]*(1+[.$B$2])" office:value-type="float" office:value="2032.7941064604">
            <text:p>2 03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7]*(1+[.$B$2])" office:value-type="float" office:value="2093.77792965422">
            <text:p>2 09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8]*(1+[.$B$2])" office:value-type="float" office:value="2156.59126754384">
            <text:p>2 15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29]*(1+[.$B$2])" office:value-type="float" office:value="2221.28900557016">
            <text:p>2 22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30]*(1+[.$B$2])" office:value-type="float" office:value="2287.92767573726">
            <text:p>2 2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31]*(1+[.$B$2])" office:value-type="float" office:value="2356.56550600938">
            <text:p>2 35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32]*(1+[.$B$2])" office:value-type="float" office:value="2427.26247118966">
            <text:p>2 4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3]*(1+[.$B$2])" office:value-type="float" office:value="2500.08034532535">
            <text:p>2 5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34]*(1+[.$B$2])" office:value-type="float" office:value="2575.08275568511">
            <text:p>2 57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35]*(1+[.$B$2])" office:value-type="float" office:value="2652.33523835567">
            <text:p>2 652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[.B36]*(1+[.$B$2])" office:value-type="float" office:value="2731.90529550634">
            <text:p>2 73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[.B37]*(1+[.$B$2])" office:value-type="float" office:value="2813.86245437153">
            <text:p>2 81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[.B38]*(1+[.$B$2])" office:value-type="float" office:value="2898.27832800267">
            <text:p>2 898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[.B39]*(1+[.$B$2])" office:value-type="float" office:value="2985.22667784275">
            <text:p>2 9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[.B40]*(1+[.$B$2])" office:value-type="float" office:value="3074.78347817804">
            <text:p>3 07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[.B41]*(1+[.$B$2])" office:value-type="float" office:value="3167.02698252338">
            <text:p>3 16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[.B42]*(1+[.$B$2])" office:value-type="float" office:value="3262.03779199908">
            <text:p>3 26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[.B43]*(1+[.$B$2])" office:value-type="float" office:value="3359.89892575905">
            <text:p>3 36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[.B44]*(1+[.$B$2])" office:value-type="float" office:value="3460.69589353182">
            <text:p>3 46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[.B45]*(1+[.$B$2])" office:value-type="float" office:value="3564.51677033778">
            <text:p>3 56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[.B46]*(1+[.$B$2])" office:value-type="float" office:value="3671.45227344791">
            <text:p>3 67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[.B47]*(1+[.$B$2])" office:value-type="float" office:value="3781.59584165135">
            <text:p>3 7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[.B48]*(1+[.$B$2])" office:value-type="float" office:value="3895.04371690089">
            <text:p>3 89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[.B49]*(1+[.$B$2])" office:value-type="float" office:value="4011.89502840792">
            <text:p>4 012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[.B50]*(1+[.$B$2])" office:value-type="float" office:value="4132.25187926015">
            <text:p>4 13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[.B51]*(1+[.$B$2])" office:value-type="float" office:value="4256.21943563796">
            <text:p>4 25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[.B52]*(1+[.$B$2])" office:value-type="float" office:value="4383.9060187071">
            <text:p>4 38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formula="of:=[.B53]*(1+[.$B$2])" office:value-type="float" office:value="4515.42319926831">
            <text:p>4 51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formula="of:=[.B54]*(1+[.$B$2])" office:value-type="float" office:value="4650.88589524636">
            <text:p>4 65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formula="of:=[.B55]*(1+[.$B$2])" office:value-type="float" office:value="4790.41247210375">
            <text:p>4 79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formula="of:=[.B56]*(1+[.$B$2])" office:value-type="float" office:value="4934.12484626686">
            <text:p>4 93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[.B57]*(1+[.$B$2])" office:value-type="float" office:value="5082.14859165487">
            <text:p>5 082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formula="of:=[.B58]*(1+[.$B$2])" office:value-type="float" office:value="5234.61304940451">
            <text:p>5 23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formula="of:=[.B59]*(1+[.$B$2])" office:value-type="float" office:value="5391.65144088665">
            <text:p>5 39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formula="of:=[.B60]*(1+[.$B$2])" office:value-type="float" office:value="5553.40098411325">
            <text:p>5 55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formula="of:=[.B61]*(1+[.$B$2])" office:value-type="float" office:value="5720.00301363665">
            <text:p>5 72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[.B62]*(1+[.$B$2])" office:value-type="float" office:value="5891.60310404575">
            <text:p>5 89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formula="of:=[.B63]*(1+[.$B$2])" office:value-type="float" office:value="6068.35119716712">
            <text:p>6 068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formula="of:=[.B64]*(1+[.$B$2])" office:value-type="float" office:value="6250.40173308213">
            <text:p>6 25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formula="of:=[.B65]*(1+[.$B$2])" office:value-type="float" office:value="6437.9137850746">
            <text:p>6 43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formula="of:=[.B66]*(1+[.$B$2])" office:value-type="float" office:value="6631.05119862683">
            <text:p>6 631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[.B67]*(1+[.$B$2])" office:value-type="float" office:value="6829.98273458564">
            <text:p>6 83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formula="of:=[.B68]*(1+[.$B$2])" office:value-type="float" office:value="7034.88221662321">
            <text:p>7 035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formula="of:=[.B69]*(1+[.$B$2])" office:value-type="float" office:value="7245.92868312191">
            <text:p>7 24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formula="of:=[.B70]*(1+[.$B$2])" office:value-type="float" office:value="7463.30654361556">
            <text:p>7 46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formula="of:=[.B71]*(1+[.$B$2])" office:value-type="float" office:value="7687.20573992403">
            <text:p>7 6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[.B72]*(1+[.$B$2])" office:value-type="float" office:value="7917.82191212175">
            <text:p>7 91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formula="of:=[.B73]*(1+[.$B$2])" office:value-type="float" office:value="8155.3565694854">
            <text:p>8 15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formula="of:=[.B74]*(1+[.$B$2])" office:value-type="float" office:value="8400.01726656996">
            <text:p>8 4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formula="of:=[.B75]*(1+[.$B$2])" office:value-type="float" office:value="8652.01778456706">
            <text:p>8 65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formula="of:=[.B76]*(1+[.$B$2])" office:value-type="float" office:value="8911.57831810408">
            <text:p>8 91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[.B77]*(1+[.$B$2])" office:value-type="float" office:value="9178.9256676472">
            <text:p>9 17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formula="of:=[.B78]*(1+[.$B$2])" office:value-type="float" office:value="9454.29343767662">
            <text:p>9 45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formula="of:=[.B79]*(1+[.$B$2])" office:value-type="float" office:value="9737.92224080692">
            <text:p>9 738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formula="of:=[.B80]*(1+[.$B$2])" office:value-type="float" office:value="10030.0599080311">
            <text:p>10 03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formula="of:=[.B81]*(1+[.$B$2])" office:value-type="float" office:value="10330.9617052721">
            <text:p>10 33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[.B82]*(1+[.$B$2])" office:value-type="float" office:value="10640.8905564302">
            <text:p>10 64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formula="of:=[.B83]*(1+[.$B$2])" office:value-type="float" office:value="10960.1172731231">
            <text:p>10 96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formula="of:=[.B84]*(1+[.$B$2])" office:value-type="float" office:value="11288.9207913168">
            <text:p>11 28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formula="of:=[.B85]*(1+[.$B$2])" office:value-type="float" office:value="11627.5884150563">
            <text:p>11 6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formula="of:=[.B86]*(1+[.$B$2])" office:value-type="float" office:value="11976.416067508">
            <text:p>11 97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formula="of:=[.B87]*(1+[.$B$2])" office:value-type="float" office:value="12335.7085495333">
            <text:p>12 33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formula="of:=[.B88]*(1+[.$B$2])" office:value-type="float" office:value="12705.7798060193">
            <text:p>12 7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formula="of:=[.B89]*(1+[.$B$2])" office:value-type="float" office:value="13086.9532001998">
            <text:p>13 08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formula="of:=[.B90]*(1+[.$B$2])" office:value-type="float" office:value="13479.5617962058">
            <text:p>13 48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formula="of:=[.B91]*(1+[.$B$2])" office:value-type="float" office:value="13883.948650092">
            <text:p>13 88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[.B92]*(1+[.$B$2])" office:value-type="float" office:value="14300.4671095948">
            <text:p>14 3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formula="of:=[.B93]*(1+[.$B$2])" office:value-type="float" office:value="14729.4811228826">
            <text:p>14 729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formula="of:=[.B94]*(1+[.$B$2])" office:value-type="float" office:value="15171.3655565691">
            <text:p>15 17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formula="of:=[.B95]*(1+[.$B$2])" office:value-type="float" office:value="15626.5065232662">
            <text:p>15 62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formula="of:=[.B96]*(1+[.$B$2])" office:value-type="float" office:value="16095.3017189641">
            <text:p>16 09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formula="of:=[.B97]*(1+[.$B$2])" office:value-type="float" office:value="16578.1607705331">
            <text:p>16 57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formula="of:=[.B98]*(1+[.$B$2])" office:value-type="float" office:value="17075.5055936491">
            <text:p>17 07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formula="of:=[.B99]*(1+[.$B$2])" office:value-type="float" office:value="17587.7707614585">
            <text:p>17 58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formula="of:=[.B100]*(1+[.$B$2])" office:value-type="float" office:value="18115.4038843023">
            <text:p>18 11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formula="of:=[.B101]*(1+[.$B$2])" office:value-type="float" office:value="18658.8660008314">
            <text:p>18 65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formula="of:=[.B102]*(1+[.$B$2])" office:value-type="float" office:value="19218.6319808563">
            <text:p>19 219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formula="of:=[.B103]*(1+[.$B$2])" office:value-type="float" office:value="19795.190940282">
            <text:p>19 79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formula="of:=[.B104]*(1+[.$B$2])" office:value-type="float" office:value="20389.0466684904">
            <text:p>20 38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formula="of:=[.B105]*(1+[.$B$2])" office:value-type="float" office:value="21000.7180685452">
            <text:p>21 00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formula="of:=[.B106]*(1+[.$B$2])" office:value-type="float" office:value="21630.7396106015">
            <text:p>21 63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formula="of:=[.B107]*(1+[.$B$2])" office:value-type="float" office:value="22279.6617989196">
            <text:p>22 28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formula="of:=[.B108]*(1+[.$B$2])" office:value-type="float" office:value="22948.0516528871">
            <text:p>22 948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formula="of:=[.B109]*(1+[.$B$2])" office:value-type="float" office:value="23636.4932024738">
            <text:p>23 636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formula="of:=[.B110]*(1+[.$B$2])" office:value-type="float" office:value="24345.587998548">
            <text:p>24 34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formula="of:=[.B111]*(1+[.$B$2])" office:value-type="float" office:value="25075.9556385044">
            <text:p>25 07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formula="of:=[.B112]*(1+[.$B$2])" office:value-type="float" office:value="25828.2343076595">
            <text:p>25 82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formula="of:=[.B113]*(1+[.$B$2])" office:value-type="float" office:value="26603.0813368893">
            <text:p>26 60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formula="of:=[.B114]*(1+[.$B$2])" office:value-type="float" office:value="27401.173776996">
            <text:p>27 40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formula="of:=[.B115]*(1+[.$B$2])" office:value-type="float" office:value="28223.2089903059">
            <text:p>28 22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formula="of:=[.B116]*(1+[.$B$2])" office:value-type="float" office:value="29069.9052600151">
            <text:p>29 07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formula="of:=[.B117]*(1+[.$B$2])" office:value-type="float" office:value="29942.0024178155">
            <text:p>29 94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formula="of:=[.B118]*(1+[.$B$2])" office:value-type="float" office:value="30840.26249035">
            <text:p>30 84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formula="of:=[.B119]*(1+[.$B$2])" office:value-type="float" office:value="31765.4703650605">
            <text:p>31 765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formula="of:=[.B120]*(1+[.$B$2])" office:value-type="float" office:value="32718.4344760123">
            <text:p>32 71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formula="of:=[.B121]*(1+[.$B$2])" office:value-type="float" office:value="33699.9875102927">
            <text:p>33 70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[.B122]*(1+[.$B$2])" office:value-type="float" office:value="34710.9871356015">
            <text:p>34 71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formula="of:=[.B123]*(1+[.$B$2])" office:value-type="float" office:value="35752.3167496695">
            <text:p>35 75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formula="of:=[.B124]*(1+[.$B$2])" office:value-type="float" office:value="36824.8862521596">
            <text:p>36 82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formula="of:=[.B125]*(1+[.$B$2])" office:value-type="float" office:value="37929.6328397244">
            <text:p>37 93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formula="of:=[.B126]*(1+[.$B$2])" office:value-type="float" office:value="39067.5218249161">
            <text:p>39 068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formula="of:=[.B127]*(1+[.$B$2])" office:value-type="float" office:value="40239.5474796636">
            <text:p>40 24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formula="of:=[.B128]*(1+[.$B$2])" office:value-type="float" office:value="41446.7339040535">
            <text:p>41 44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formula="of:=[.B129]*(1+[.$B$2])" office:value-type="float" office:value="42690.1359211751">
            <text:p>42 69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formula="of:=[.B130]*(1+[.$B$2])" office:value-type="float" office:value="43970.8399988104">
            <text:p>43 97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formula="of:=[.B131]*(1+[.$B$2])" office:value-type="float" office:value="45289.9651987747">
            <text:p>45 29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formula="of:=[.B132]*(1+[.$B$2])" office:value-type="float" office:value="46648.6641547379">
            <text:p>46 649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formula="of:=[.B133]*(1+[.$B$2])" office:value-type="float" office:value="48048.1240793801">
            <text:p>48 04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formula="of:=[.B134]*(1+[.$B$2])" office:value-type="float" office:value="49489.5678017615">
            <text:p>49 49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formula="of:=[.B135]*(1+[.$B$2])" office:value-type="float" office:value="50974.2548358143">
            <text:p>50 97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formula="of:=[.B136]*(1+[.$B$2])" office:value-type="float" office:value="52503.4824808887">
            <text:p>52 50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formula="of:=[.B137]*(1+[.$B$2])" office:value-type="float" office:value="54078.5869553154">
            <text:p>54 07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formula="of:=[.B138]*(1+[.$B$2])" office:value-type="float" office:value="55700.9445639749">
            <text:p>55 70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formula="of:=[.B139]*(1+[.$B$2])" office:value-type="float" office:value="57371.9729008941">
            <text:p>57 37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formula="of:=[.B140]*(1+[.$B$2])" office:value-type="float" office:value="59093.132087921">
            <text:p>59 093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formula="of:=[.B141]*(1+[.$B$2])" office:value-type="float" office:value="60865.9260505586">
            <text:p>60 86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formula="of:=[.B142]*(1+[.$B$2])" office:value-type="float" office:value="62691.9038320753">
            <text:p>62 69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formula="of:=[.B143]*(1+[.$B$2])" office:value-type="float" office:value="64572.6609470376">
            <text:p>64 57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formula="of:=[.B144]*(1+[.$B$2])" office:value-type="float" office:value="66509.8407754487">
            <text:p>66 51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formula="of:=[.B145]*(1+[.$B$2])" office:value-type="float" office:value="68505.1359987122">
            <text:p>68 50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formula="of:=[.B146]*(1+[.$B$2])" office:value-type="float" office:value="70560.2900786736">
            <text:p>70 56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formula="of:=[.B147]*(1+[.$B$2])" office:value-type="float" office:value="72677.0987810338">
            <text:p>72 67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formula="of:=[.B148]*(1+[.$B$2])" office:value-type="float" office:value="74857.4117444648">
            <text:p>74 857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formula="of:=[.B149]*(1+[.$B$2])" office:value-type="float" office:value="77103.1340967988">
            <text:p>77 10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formula="of:=[.B150]*(1+[.$B$2])" office:value-type="float" office:value="79416.2281197027">
            <text:p>79 41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formula="of:=[.B151]*(1+[.$B$2])" office:value-type="float" office:value="81798.7149632938">
            <text:p>81 79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formula="of:=[.B152]*(1+[.$B$2])" office:value-type="float" office:value="84252.6764121926">
            <text:p>84 253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formula="of:=[.B153]*(1+[.$B$2])" office:value-type="float" office:value="86780.2567045584">
            <text:p>86 78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formula="of:=[.B154]*(1+[.$B$2])" office:value-type="float" office:value="89383.6644056952">
            <text:p>89 38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formula="of:=[.B155]*(1+[.$B$2])" office:value-type="float" office:value="92065.174337866">
            <text:p>92 06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formula="of:=[.B156]*(1+[.$B$2])" office:value-type="float" office:value="94827.129568002">
            <text:p>94 827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formula="of:=[.B157]*(1+[.$B$2])" office:value-type="float" office:value="97671.9434550421">
            <text:p>97 67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formula="of:=[.B158]*(1+[.$B$2])" office:value-type="float" office:value="100602.101758693">
            <text:p>100 6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formula="of:=[.B159]*(1+[.$B$2])" office:value-type="float" office:value="103620.164811454">
            <text:p>103 62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formula="of:=[.B160]*(1+[.$B$2])" office:value-type="float" office:value="106728.769755798">
            <text:p>106 729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formula="of:=[.B161]*(1+[.$B$2])" office:value-type="float" office:value="109930.632848472">
            <text:p>109 93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formula="of:=[.B162]*(1+[.$B$2])" office:value-type="float" office:value="113228.551833926">
            <text:p>113 22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formula="of:=[.B163]*(1+[.$B$2])" office:value-type="float" office:value="116625.408388944">
            <text:p>116 62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formula="of:=[.B164]*(1+[.$B$2])" office:value-type="float" office:value="120124.170640612">
            <text:p>120 12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formula="of:=[.B165]*(1+[.$B$2])" office:value-type="float" office:value="123727.89575983">
            <text:p>123 72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formula="of:=[.B166]*(1+[.$B$2])" office:value-type="float" office:value="127439.732632625">
            <text:p>127 44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formula="of:=[.B167]*(1+[.$B$2])" office:value-type="float" office:value="131262.924611604">
            <text:p>131 26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formula="of:=[.B168]*(1+[.$B$2])" office:value-type="float" office:value="135200.812349952">
            <text:p>135 201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formula="of:=[.B169]*(1+[.$B$2])" office:value-type="float" office:value="139256.836720451">
            <text:p>139 25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formula="of:=[.B170]*(1+[.$B$2])" office:value-type="float" office:value="143434.541822064">
            <text:p>143 435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formula="of:=[.B171]*(1+[.$B$2])" office:value-type="float" office:value="147737.578076726">
            <text:p>147 73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formula="of:=[.B172]*(1+[.$B$2])" office:value-type="float" office:value="152169.705419028">
            <text:p>152 17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formula="of:=[.B173]*(1+[.$B$2])" office:value-type="float" office:value="156734.796581599">
            <text:p>156 735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formula="of:=[.B174]*(1+[.$B$2])" office:value-type="float" office:value="161436.840479047">
            <text:p>161 43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formula="of:=[.B175]*(1+[.$B$2])" office:value-type="float" office:value="166279.945693418">
            <text:p>166 28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formula="of:=[.B176]*(1+[.$B$2])" office:value-type="float" office:value="171268.344064221">
            <text:p>171 26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formula="of:=[.B177]*(1+[.$B$2])" office:value-type="float" office:value="176406.394386147">
            <text:p>176 40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formula="of:=[.B178]*(1+[.$B$2])" office:value-type="float" office:value="181698.586217732">
            <text:p>181 69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formula="of:=[.B179]*(1+[.$B$2])" office:value-type="float" office:value="187149.543804264">
            <text:p>187 1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formula="of:=[.B180]*(1+[.$B$2])" office:value-type="float" office:value="192764.030118392">
            <text:p>192 76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formula="of:=[.B181]*(1+[.$B$2])" office:value-type="float" office:value="198546.951021943">
            <text:p>198 54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formula="of:=[.B182]*(1+[.$B$2])" office:value-type="float" office:value="204503.359552602">
            <text:p>204 50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formula="of:=[.B183]*(1+[.$B$2])" office:value-type="float" office:value="210638.46033918">
            <text:p>210 63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formula="of:=[.B184]*(1+[.$B$2])" office:value-type="float" office:value="216957.614149355">
            <text:p>216 95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formula="of:=[.B185]*(1+[.$B$2])" office:value-type="float" office:value="223466.342573836">
            <text:p>223 46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formula="of:=[.B186]*(1+[.$B$2])" office:value-type="float" office:value="230170.332851051">
            <text:p>230 17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formula="of:=[.B187]*(1+[.$B$2])" office:value-type="float" office:value="237075.442836582">
            <text:p>237 07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formula="of:=[.B188]*(1+[.$B$2])" office:value-type="float" office:value="244187.70612168">
            <text:p>244 18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formula="of:=[.B189]*(1+[.$B$2])" office:value-type="float" office:value="251513.33730533">
            <text:p>251 51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formula="of:=[.B190]*(1+[.$B$2])" office:value-type="float" office:value="259058.73742449">
            <text:p>259 05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formula="of:=[.B191]*(1+[.$B$2])" office:value-type="float" office:value="266830.499547225">
            <text:p>266 83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formula="of:=[.B192]*(1+[.$B$2])" office:value-type="float" office:value="274835.414533642">
            <text:p>274 83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formula="of:=[.B193]*(1+[.$B$2])" office:value-type="float" office:value="283080.476969651">
            <text:p>283 08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formula="of:=[.B194]*(1+[.$B$2])" office:value-type="float" office:value="291572.89127874">
            <text:p>291 57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formula="of:=[.B195]*(1+[.$B$2])" office:value-type="float" office:value="300320.078017103">
            <text:p>300 32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formula="of:=[.B196]*(1+[.$B$2])" office:value-type="float" office:value="309329.680357616">
            <text:p>309 33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formula="of:=[.B197]*(1+[.$B$2])" office:value-type="float" office:value="318609.570768344">
            <text:p>318 61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formula="of:=[.B198]*(1+[.$B$2])" office:value-type="float" office:value="328167.857891394">
            <text:p>328 168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formula="of:=[.B199]*(1+[.$B$2])" office:value-type="float" office:value="338012.893628136">
            <text:p>338 01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formula="of:=[.B200]*(1+[.$B$2])" office:value-type="float" office:value="348153.28043698">
            <text:p>348 153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formula="of:=[.B201]*(1+[.$B$2])" office:value-type="float" office:value="358597.87885009">
            <text:p>358 59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[.B202]*(1+[.$B$2])" office:value-type="float" office:value="369355.815215592">
            <text:p>369 35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formula="of:=[.B203]*(1+[.$B$2])" office:value-type="float" office:value="380436.48967206">
            <text:p>380 43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formula="of:=[.B204]*(1+[.$B$2])" office:value-type="float" office:value="391849.584362222">
            <text:p>391 85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formula="of:=[.B205]*(1+[.$B$2])" office:value-type="float" office:value="403605.071893089">
            <text:p>403 605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formula="of:=[.B206]*(1+[.$B$2])" office:value-type="float" office:value="415713.224049882">
            <text:p>415 71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formula="of:=[.B207]*(1+[.$B$2])" office:value-type="float" office:value="428184.620771378">
            <text:p>428 185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formula="of:=[.B208]*(1+[.$B$2])" office:value-type="float" office:value="441030.159394519">
            <text:p>441 03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formula="of:=[.B209]*(1+[.$B$2])" office:value-type="float" office:value="454261.064176355">
            <text:p>454 26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formula="of:=[.B210]*(1+[.$B$2])" office:value-type="float" office:value="467888.896101646">
            <text:p>467 88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formula="of:=[.B211]*(1+[.$B$2])" office:value-type="float" office:value="481925.562984695">
            <text:p>481 926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formula="of:=[.B212]*(1+[.$B$2])" office:value-type="float" office:value="496383.329874236">
            <text:p>496 38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formula="of:=[.B213]*(1+[.$B$2])" office:value-type="float" office:value="511274.829770463">
            <text:p>511 27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formula="of:=[.B214]*(1+[.$B$2])" office:value-type="float" office:value="526613.074663577">
            <text:p>526 61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formula="of:=[.B215]*(1+[.$B$2])" office:value-type="float" office:value="542411.466903484">
            <text:p>542 41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formula="of:=[.B216]*(1+[.$B$2])" office:value-type="float" office:value="558683.810910589">
            <text:p>558 68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formula="of:=[.B217]*(1+[.$B$2])" office:value-type="float" office:value="575444.325237906">
            <text:p>575 444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formula="of:=[.B218]*(1+[.$B$2])" office:value-type="float" office:value="592707.654995044">
            <text:p>592 70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formula="of:=[.B219]*(1+[.$B$2])" office:value-type="float" office:value="610488.884644895">
            <text:p>610 489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formula="of:=[.B220]*(1+[.$B$2])" office:value-type="float" office:value="628803.551184242">
            <text:p>628 80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formula="of:=[.B221]*(1+[.$B$2])" office:value-type="float" office:value="647667.657719769">
            <text:p>647 66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formula="of:=[.B222]*(1+[.$B$2])" office:value-type="float" office:value="667097.687451362">
            <text:p>667 09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formula="of:=[.B223]*(1+[.$B$2])" office:value-type="float" office:value="687110.618074903">
            <text:p>687 11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formula="of:=[.B224]*(1+[.$B$2])" office:value-type="float" office:value="707723.93661715">
            <text:p>707 72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formula="of:=[.B225]*(1+[.$B$2])" office:value-type="float" office:value="728955.654715665">
            <text:p>728 95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formula="of:=[.B226]*(1+[.$B$2])" office:value-type="float" office:value="750824.324357135">
            <text:p>750 82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[.B227]*(1+[.$B$2])" office:value-type="float" office:value="773349.054087849">
            <text:p>773 34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formula="of:=[.B228]*(1+[.$B$2])" office:value-type="float" office:value="796549.525710484">
            <text:p>796 55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formula="of:=[.B229]*(1+[.$B$2])" office:value-type="float" office:value="820446.011481799">
            <text:p>820 44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formula="of:=[.B230]*(1+[.$B$2])" office:value-type="float" office:value="845059.391826253">
            <text:p>845 05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formula="of:=[.B231]*(1+[.$B$2])" office:value-type="float" office:value="870411.17358104">
            <text:p>870 411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formula="of:=[.B232]*(1+[.$B$2])" office:value-type="float" office:value="896523.508788471">
            <text:p>896 52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formula="of:=[.B233]*(1+[.$B$2])" office:value-type="float" office:value="923419.214052126">
            <text:p>923 41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formula="of:=[.B234]*(1+[.$B$2])" office:value-type="float" office:value="951121.790473689">
            <text:p>951 12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formula="of:=[.B235]*(1+[.$B$2])" office:value-type="float" office:value="979655.4441879">
            <text:p>979 65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formula="of:=[.B236]*(1+[.$B$2])" office:value-type="float" office:value="1009045.10751354">
            <text:p>1 009 045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formula="of:=[.B237]*(1+[.$B$2])" office:value-type="float" office:value="1039316.46073894">
            <text:p>1 039 31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formula="of:=[.B238]*(1+[.$B$2])" office:value-type="float" office:value="1070495.95456111">
            <text:p>1 070 49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formula="of:=[.B239]*(1+[.$B$2])" office:value-type="float" office:value="1102610.83319794">
            <text:p>1 102 61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formula="of:=[.B240]*(1+[.$B$2])" office:value-type="float" office:value="1135689.15819388">
            <text:p>1 135 68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formula="of:=[.B241]*(1+[.$B$2])" office:value-type="float" office:value="1169759.8329397">
            <text:p>1 169 76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formula="of:=[.B242]*(1+[.$B$2])" office:value-type="float" office:value="1204852.62792789">
            <text:p>1 204 85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formula="of:=[.B243]*(1+[.$B$2])" office:value-type="float" office:value="1240998.20676573">
            <text:p>1 240 99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formula="of:=[.B244]*(1+[.$B$2])" office:value-type="float" office:value="1278228.1529687">
            <text:p>1 278 22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formula="of:=[.B245]*(1+[.$B$2])" office:value-type="float" office:value="1316574.99755776">
            <text:p>1 316 57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formula="of:=[.B246]*(1+[.$B$2])" office:value-type="float" office:value="1356072.24748449">
            <text:p>1 356 07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formula="of:=[.B247]*(1+[.$B$2])" office:value-type="float" office:value="1396754.41490903">
            <text:p>1 396 75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formula="of:=[.B248]*(1+[.$B$2])" office:value-type="float" office:value="1438657.0473563">
            <text:p>1 438 65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formula="of:=[.B249]*(1+[.$B$2])" office:value-type="float" office:value="1481816.75877699">
            <text:p>1 481 817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formula="of:=[.B250]*(1+[.$B$2])" office:value-type="float" office:value="1526271.2615403">
            <text:p>1 526 27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formula="of:=[.B251]*(1+[.$B$2])" office:value-type="float" office:value="1572059.39938651">
            <text:p>1 572 059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[.B252]*(1+[.$B$2])" office:value-type="float" office:value="1619221.1813681">
            <text:p>1 619 22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formula="of:=[.B253]*(1+[.$B$2])" office:value-type="float" office:value="1667797.81680915">
            <text:p>1 667 79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formula="of:=[.B254]*(1+[.$B$2])" office:value-type="float" office:value="1717831.75131342">
            <text:p>1 717 83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formula="of:=[.B255]*(1+[.$B$2])" office:value-type="float" office:value="1769366.70385282">
            <text:p>1 769 36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formula="of:=[.B256]*(1+[.$B$2])" office:value-type="float" office:value="1822447.70496841">
            <text:p>1 822 448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formula="of:=[.B257]*(1+[.$B$2])" office:value-type="float" office:value="1877121.13611746">
            <text:p>1 877 12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formula="of:=[.B258]*(1+[.$B$2])" office:value-type="float" office:value="1933434.77020098">
            <text:p>1 933 435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formula="of:=[.B259]*(1+[.$B$2])" office:value-type="float" office:value="1991437.81330701">
            <text:p>1 991 438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formula="of:=[.B260]*(1+[.$B$2])" office:value-type="float" office:value="2051180.94770622">
            <text:p>2 051 18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formula="of:=[.B261]*(1+[.$B$2])" office:value-type="float" office:value="2112716.37613741">
            <text:p>2 112 71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formula="of:=[.B262]*(1+[.$B$2])" office:value-type="float" office:value="2176097.86742153">
            <text:p>2 176 09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formula="of:=[.B263]*(1+[.$B$2])" office:value-type="float" office:value="2241380.80344418">
            <text:p>2 241 38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formula="of:=[.B264]*(1+[.$B$2])" office:value-type="float" office:value="2308622.2275475">
            <text:p>2 308 62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formula="of:=[.B265]*(1+[.$B$2])" office:value-type="float" office:value="2377880.89437393">
            <text:p>2 377 88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formula="of:=[.B266]*(1+[.$B$2])" office:value-type="float" office:value="2449217.32120515">
            <text:p>2 449 2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formula="of:=[.B267]*(1+[.$B$2])" office:value-type="float" office:value="2522693.8408413">
            <text:p>2 522 69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formula="of:=[.B268]*(1+[.$B$2])" office:value-type="float" office:value="2598374.65606654">
            <text:p>2 598 37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formula="of:=[.B269]*(1+[.$B$2])" office:value-type="float" office:value="2676325.89574854">
            <text:p>2 676 326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formula="of:=[.B270]*(1+[.$B$2])" office:value-type="float" office:value="2756615.67262099">
            <text:p>2 756 61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formula="of:=[.B271]*(1+[.$B$2])" office:value-type="float" office:value="2839314.14279962">
            <text:p>2 839 31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formula="of:=[.B272]*(1+[.$B$2])" office:value-type="float" office:value="2924493.56708361">
            <text:p>2 924 494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formula="of:=[.B273]*(1+[.$B$2])" office:value-type="float" office:value="3012228.37409612">
            <text:p>3 012 228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formula="of:=[.B274]*(1+[.$B$2])" office:value-type="float" office:value="3102595.225319">
            <text:p>3 102 595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formula="of:=[.B275]*(1+[.$B$2])" office:value-type="float" office:value="3195673.08207857">
            <text:p>3 195 67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formula="of:=[.B276]*(1+[.$B$2])" office:value-type="float" office:value="3291543.27454093">
            <text:p>3 291 54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formula="of:=[.B277]*(1+[.$B$2])" office:value-type="float" office:value="3390289.57277716">
            <text:p>3 390 29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formula="of:=[.B278]*(1+[.$B$2])" office:value-type="float" office:value="3491998.25996047">
            <text:p>3 491 99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formula="of:=[.B279]*(1+[.$B$2])" office:value-type="float" office:value="3596758.20775929">
            <text:p>3 596 75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formula="of:=[.B280]*(1+[.$B$2])" office:value-type="float" office:value="3704660.95399207">
            <text:p>3 704 66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formula="of:=[.B281]*(1+[.$B$2])" office:value-type="float" office:value="3815800.78261183">
            <text:p>3 815 80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formula="of:=[.B282]*(1+[.$B$2])" office:value-type="float" office:value="3930274.80609018">
            <text:p>3 930 27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formula="of:=[.B283]*(1+[.$B$2])" office:value-type="float" office:value="4048183.05027289">
            <text:p>4 048 18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formula="of:=[.B284]*(1+[.$B$2])" office:value-type="float" office:value="4169628.54178108">
            <text:p>4 169 62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formula="of:=[.B285]*(1+[.$B$2])" office:value-type="float" office:value="4294717.39803451">
            <text:p>4 294 71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formula="of:=[.B286]*(1+[.$B$2])" office:value-type="float" office:value="4423558.91997554">
            <text:p>4 423 55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formula="of:=[.B287]*(1+[.$B$2])" office:value-type="float" office:value="4556265.68757481">
            <text:p>4 556 26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formula="of:=[.B288]*(1+[.$B$2])" office:value-type="float" office:value="4692953.65820206">
            <text:p>4 692 954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formula="of:=[.B289]*(1+[.$B$2])" office:value-type="float" office:value="4833742.26794812">
            <text:p>4 833 74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formula="of:=[.B290]*(1+[.$B$2])" office:value-type="float" office:value="4978754.53598656">
            <text:p>4 978 75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formula="of:=[.B291]*(1+[.$B$2])" office:value-type="float" office:value="5128117.17206616">
            <text:p>5 128 11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formula="of:=[.B292]*(1+[.$B$2])" office:value-type="float" office:value="5281960.68722814">
            <text:p>5 281 96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formula="of:=[.B293]*(1+[.$B$2])" office:value-type="float" office:value="5440419.50784499">
            <text:p>5 440 42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formula="of:=[.B294]*(1+[.$B$2])" office:value-type="float" office:value="5603632.09308034">
            <text:p>5 603 63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formula="of:=[.B295]*(1+[.$B$2])" office:value-type="float" office:value="5771741.05587275">
            <text:p>5 771 74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formula="of:=[.B296]*(1+[.$B$2])" office:value-type="float" office:value="5944893.28754893">
            <text:p>5 944 893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formula="of:=[.B297]*(1+[.$B$2])" office:value-type="float" office:value="6123240.0861754">
            <text:p>6 123 24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formula="of:=[.B298]*(1+[.$B$2])" office:value-type="float" office:value="6306937.28876066">
            <text:p>6 306 93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formula="of:=[.B299]*(1+[.$B$2])" office:value-type="float" office:value="6496145.40742348">
            <text:p>6 496 14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formula="of:=[.B300]*(1+[.$B$2])" office:value-type="float" office:value="6691029.76964618">
            <text:p>6 691 03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formula="of:=[.B301]*(1+[.$B$2])" office:value-type="float" office:value="6891760.66273557">
            <text:p>6 891 76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[.B302]*(1+[.$B$2])" office:value-type="float" office:value="7098513.48261764">
            <text:p>7 098 51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formula="of:=[.B303]*(1+[.$B$2])" office:value-type="float" office:value="7311468.88709617">
            <text:p>7 311 46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formula="of:=[.B304]*(1+[.$B$2])" office:value-type="float" office:value="7530812.95370905">
            <text:p>7 530 81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formula="of:=[.B305]*(1+[.$B$2])" office:value-type="float" office:value="7756737.34232032">
            <text:p>7 756 737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formula="of:=[.B306]*(1+[.$B$2])" office:value-type="float" office:value="7989439.46258993">
            <text:p>7 989 439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formula="of:=[.B307]*(1+[.$B$2])" office:value-type="float" office:value="8229122.64646763">
            <text:p>8 229 12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formula="of:=[.B308]*(1+[.$B$2])" office:value-type="float" office:value="8475996.32586166">
            <text:p>8 475 99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formula="of:=[.B309]*(1+[.$B$2])" office:value-type="float" office:value="8730276.21563751">
            <text:p>8 730 27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formula="of:=[.B310]*(1+[.$B$2])" office:value-type="float" office:value="8992184.50210664">
            <text:p>8 992 18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formula="of:=[.B311]*(1+[.$B$2])" office:value-type="float" office:value="9261950.03716984">
            <text:p>9 261 95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formula="of:=[.B312]*(1+[.$B$2])" office:value-type="float" office:value="9539808.53828493">
            <text:p>9 539 80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formula="of:=[.B313]*(1+[.$B$2])" office:value-type="float" office:value="9826002.79443348">
            <text:p>9 826 00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formula="of:=[.B314]*(1+[.$B$2])" office:value-type="float" office:value="10120782.8782665">
            <text:p>10 120 78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formula="of:=[.B315]*(1+[.$B$2])" office:value-type="float" office:value="10424406.3646145">
            <text:p>10 424 40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formula="of:=[.B316]*(1+[.$B$2])" office:value-type="float" office:value="10737138.5555529">
            <text:p>10 737 13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formula="of:=[.B317]*(1+[.$B$2])" office:value-type="float" office:value="11059252.7122195">
            <text:p>11 059 25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formula="of:=[.B318]*(1+[.$B$2])" office:value-type="float" office:value="11391030.2935861">
            <text:p>11 391 03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formula="of:=[.B319]*(1+[.$B$2])" office:value-type="float" office:value="11732761.2023937">
            <text:p>11 732 76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formula="of:=[.B320]*(1+[.$B$2])" office:value-type="float" office:value="12084744.0384655">
            <text:p>12 084 74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formula="of:=[.B321]*(1+[.$B$2])" office:value-type="float" office:value="12447286.3596194">
            <text:p>12 447 28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formula="of:=[.B322]*(1+[.$B$2])" office:value-type="float" office:value="12820704.950408">
            <text:p>12 820 70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formula="of:=[.B323]*(1+[.$B$2])" office:value-type="float" office:value="13205326.0989203">
            <text:p>13 205 32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formula="of:=[.B324]*(1+[.$B$2])" office:value-type="float" office:value="13601485.8818879">
            <text:p>13 601 48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formula="of:=[.B325]*(1+[.$B$2])" office:value-type="float" office:value="14009530.4583445">
            <text:p>14 009 53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formula="of:=[.B326]*(1+[.$B$2])" office:value-type="float" office:value="14429816.3720949">
            <text:p>14 429 81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formula="of:=[.B327]*(1+[.$B$2])" office:value-type="float" office:value="14862710.8632577">
            <text:p>14 862 71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formula="of:=[.B328]*(1+[.$B$2])" office:value-type="float" office:value="15308592.1891554">
            <text:p>15 308 59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formula="of:=[.B329]*(1+[.$B$2])" office:value-type="float" office:value="15767849.9548301">
            <text:p>15 767 85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formula="of:=[.B330]*(1+[.$B$2])" office:value-type="float" office:value="16240885.453475">
            <text:p>16 240 88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formula="of:=[.B331]*(1+[.$B$2])" office:value-type="float" office:value="16728112.0170792">
            <text:p>16 728 1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formula="of:=[.B332]*(1+[.$B$2])" office:value-type="float" office:value="17229955.3775916">
            <text:p>17 229 95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formula="of:=[.B333]*(1+[.$B$2])" office:value-type="float" office:value="17746854.0389194">
            <text:p>17 746 854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formula="of:=[.B334]*(1+[.$B$2])" office:value-type="float" office:value="18279259.660087">
            <text:p>18 279 26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formula="of:=[.B335]*(1+[.$B$2])" office:value-type="float" office:value="18827637.4498896">
            <text:p>18 827 63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formula="of:=[.B336]*(1+[.$B$2])" office:value-type="float" office:value="19392466.5733863">
            <text:p>19 392 46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formula="of:=[.B337]*(1+[.$B$2])" office:value-type="float" office:value="19974240.5705878">
            <text:p>19 974 24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formula="of:=[.B338]*(1+[.$B$2])" office:value-type="float" office:value="20573467.7877055">
            <text:p>20 573 468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formula="of:=[.B339]*(1+[.$B$2])" office:value-type="float" office:value="21190671.8213366">
            <text:p>21 190 67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formula="of:=[.B340]*(1+[.$B$2])" office:value-type="float" office:value="21826391.9759767">
            <text:p>21 826 39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formula="of:=[.B341]*(1+[.$B$2])" office:value-type="float" office:value="22481183.735256">
            <text:p>22 481 18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formula="of:=[.B342]*(1+[.$B$2])" office:value-type="float" office:value="23155619.2473137">
            <text:p>23 155 619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formula="of:=[.B343]*(1+[.$B$2])" office:value-type="float" office:value="23850287.8247331">
            <text:p>23 850 28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formula="of:=[.B344]*(1+[.$B$2])" office:value-type="float" office:value="24565796.4594751">
            <text:p>24 565 79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formula="of:=[.B345]*(1+[.$B$2])" office:value-type="float" office:value="25302770.3532594">
            <text:p>25 302 77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formula="of:=[.B346]*(1+[.$B$2])" office:value-type="float" office:value="26061853.4638572">
            <text:p>26 061 85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formula="of:=[.B347]*(1+[.$B$2])" office:value-type="float" office:value="26843709.0677729">
            <text:p>26 843 70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formula="of:=[.B348]*(1+[.$B$2])" office:value-type="float" office:value="27649020.3398061">
            <text:p>27 649 02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formula="of:=[.B349]*(1+[.$B$2])" office:value-type="float" office:value="28478490.9500003">
            <text:p>28 478 49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formula="of:=[.B350]*(1+[.$B$2])" office:value-type="float" office:value="29332845.6785003">
            <text:p>29 332 84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formula="of:=[.B351]*(1+[.$B$2])" office:value-type="float" office:value="30212831.0488553">
            <text:p>30 212 83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formula="of:=[.B352]*(1+[.$B$2])" office:value-type="float" office:value="31119215.9803209">
            <text:p>31 119 216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formula="of:=[.B353]*(1+[.$B$2])" office:value-type="float" office:value="32052792.4597306">
            <text:p>32 052 79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formula="of:=[.B354]*(1+[.$B$2])" office:value-type="float" office:value="33014376.2335225">
            <text:p>33 014 376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formula="of:=[.B355]*(1+[.$B$2])" office:value-type="float" office:value="34004807.5205282">
            <text:p>34 004 80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formula="of:=[.B356]*(1+[.$B$2])" office:value-type="float" office:value="35024951.746144">
            <text:p>35 024 952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formula="of:=[.B357]*(1+[.$B$2])" office:value-type="float" office:value="36075700.2985283">
            <text:p>36 075 70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formula="of:=[.B358]*(1+[.$B$2])" office:value-type="float" office:value="37157971.3074842">
            <text:p>37 157 97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formula="of:=[.B359]*(1+[.$B$2])" office:value-type="float" office:value="38272710.4467087">
            <text:p>38 272 71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formula="of:=[.B360]*(1+[.$B$2])" office:value-type="float" office:value="39420891.76011">
            <text:p>39 420 89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formula="of:=[.B361]*(1+[.$B$2])" office:value-type="float" office:value="40603518.5129133">
            <text:p>40 603 51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formula="of:=[.B362]*(1+[.$B$2])" office:value-type="float" office:value="41821624.0683007">
            <text:p>41 821 62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formula="of:=[.B363]*(1+[.$B$2])" office:value-type="float" office:value="43076272.7903497">
            <text:p>43 076 27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formula="of:=[.B364]*(1+[.$B$2])" office:value-type="float" office:value="44368560.9740602">
            <text:p>44 368 56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formula="of:=[.B365]*(1+[.$B$2])" office:value-type="float" office:value="45699617.803282">
            <text:p>45 699 618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formula="of:=[.B366]*(1+[.$B$2])" office:value-type="float" office:value="47070606.3373805">
            <text:p>47 070 60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formula="of:=[.B367]*(1+[.$B$2])" office:value-type="float" office:value="48482724.5275019">
            <text:p>48 482 72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formula="of:=[.B368]*(1+[.$B$2])" office:value-type="float" office:value="49937206.2633269">
            <text:p>49 937 20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formula="of:=[.B369]*(1+[.$B$2])" office:value-type="float" office:value="51435322.4512267">
            <text:p>51 435 32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formula="of:=[.B370]*(1+[.$B$2])" office:value-type="float" office:value="52978382.1247635">
            <text:p>52 978 382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formula="of:=[.B371]*(1+[.$B$2])" office:value-type="float" office:value="54567733.5885064">
            <text:p>54 567 734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formula="of:=[.B372]*(1+[.$B$2])" office:value-type="float" office:value="56204765.5961616">
            <text:p>56 204 766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formula="of:=[.B373]*(1+[.$B$2])" office:value-type="float" office:value="57890908.5640465">
            <text:p>57 890 909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formula="of:=[.B374]*(1+[.$B$2])" office:value-type="float" office:value="59627635.8209679">
            <text:p>59 627 63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formula="of:=[.B375]*(1+[.$B$2])" office:value-type="float" office:value="61416464.8955969">
            <text:p>61 416 46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formula="of:=[.B376]*(1+[.$B$2])" office:value-type="float" office:value="63258958.8424648">
            <text:p>63 258 95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formula="of:=[.B377]*(1+[.$B$2])" office:value-type="float" office:value="65156727.6077388">
            <text:p>65 156 72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formula="of:=[.B378]*(1+[.$B$2])" office:value-type="float" office:value="67111429.4359709">
            <text:p>67 111 42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formula="of:=[.B379]*(1+[.$B$2])" office:value-type="float" office:value="69124772.3190501">
            <text:p>69 124 77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formula="of:=[.B380]*(1+[.$B$2])" office:value-type="float" office:value="71198515.4886216">
            <text:p>71 198 51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formula="of:=[.B381]*(1+[.$B$2])" office:value-type="float" office:value="73334470.9532802">
            <text:p>73 334 47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formula="of:=[.B382]*(1+[.$B$2])" office:value-type="float" office:value="75534505.0818786">
            <text:p>75 534 50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formula="of:=[.B383]*(1+[.$B$2])" office:value-type="float" office:value="77800540.234335">
            <text:p>77 800 54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formula="of:=[.B384]*(1+[.$B$2])" office:value-type="float" office:value="80134556.441365">
            <text:p>80 134 556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formula="of:=[.B385]*(1+[.$B$2])" office:value-type="float" office:value="82538593.134606">
            <text:p>82 538 593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formula="of:=[.B386]*(1+[.$B$2])" office:value-type="float" office:value="85014750.9286442">
            <text:p>85 014 75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formula="of:=[.B387]*(1+[.$B$2])" office:value-type="float" office:value="87565193.4565035">
            <text:p>87 565 19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formula="of:=[.B388]*(1+[.$B$2])" office:value-type="float" office:value="90192149.2601986">
            <text:p>90 192 149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formula="of:=[.B389]*(1+[.$B$2])" office:value-type="float" office:value="92897913.7380046">
            <text:p>92 897 91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formula="of:=[.B390]*(1+[.$B$2])" office:value-type="float" office:value="95684851.1501447">
            <text:p>95 684 85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formula="of:=[.B391]*(1+[.$B$2])" office:value-type="float" office:value="98555396.6846491">
            <text:p>98 555 397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formula="of:=[.B392]*(1+[.$B$2])" office:value-type="float" office:value="101512058.585189">
            <text:p>101 512 059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formula="of:=[.B393]*(1+[.$B$2])" office:value-type="float" office:value="104557420.342744">
            <text:p>104 557 42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formula="of:=[.B394]*(1+[.$B$2])" office:value-type="float" office:value="107694142.953027">
            <text:p>107 694 143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formula="of:=[.B395]*(1+[.$B$2])" office:value-type="float" office:value="110924967.241617">
            <text:p>110 924 967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formula="of:=[.B396]*(1+[.$B$2])" office:value-type="float" office:value="114252716.258866">
            <text:p>114 252 71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formula="of:=[.B397]*(1+[.$B$2])" office:value-type="float" office:value="117680297.746632">
            <text:p>117 680 29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formula="of:=[.B398]*(1+[.$B$2])" office:value-type="float" office:value="121210706.679031">
            <text:p>121 210 70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formula="of:=[.B399]*(1+[.$B$2])" office:value-type="float" office:value="124847027.879402">
            <text:p>124 847 028</text:p>
          </table:table-cell>
        </table:table-row>
        <table:table-row table:style-name="ro1" table:number-rows-repeated="10481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17/05/2017</text:date>, <text:time>10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** ***</meta:initial-creator>
    <meta:creation-date>2017-05-17T10:47:04.64</meta:creation-date>
    <dc:date>2017-05-17T10:52:22.11</dc:date>
    <dc:creator>** ***</dc:creator>
    <meta:editing-duration>PT5M16S</meta:editing-duration>
    <meta:editing-cycles>2</meta:editing-cycles>
    <meta:generator>OpenOffice/4.1.3$Win32 OpenOffice.org_project/413m1$Build-9783</meta:generator>
    <meta:document-statistic meta:table-count="3" meta:cell-count="797" meta:object-count="0"/>
  </office:meta>
</office:document-meta>
</file>